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d02" officeooo:paragraph-rsid="00141d02"/>
    </style:style>
    <style:style style:name="P2" style:family="paragraph" style:parent-style-name="Standard">
      <style:text-properties officeooo:rsid="00141d02" officeooo:paragraph-rsid="00141d02"/>
    </style:style>
    <style:style style:name="P3" style:family="paragraph" style:parent-style-name="Standard">
      <style:text-properties officeooo:rsid="00141d02" officeooo:paragraph-rsid="0014748c"/>
    </style:style>
    <style:style style:name="T1" style:family="text">
      <style:text-properties officeooo:rsid="00147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03.06.2019 – 05.06.2019</text:p>
      <text:p text:style-name="P1"><text:span text:style-name="T1">22</text:span>.07.2019 – <text:span text:style-name="T1">26</text:span>.07.2019</text:p>
      <text:p text:style-name="P1">12.08.2019</text:p>
      <text:p text:style-name="P3"><text:span text:style-name="T1">01</text:span>.<text:span text:style-name="T1">10</text:span>.2019 – <text:span text:style-name="T1">02</text:span>.<text:span text:style-name="T1">10</text:span>.2019</text:p>
      <text:p text:style-name="P3"><text:span text:style-name="T1">0410</text:span>.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3:59:02.593307195</meta:creation-date>
    <dc:date>2019-04-17T11:45:17.964044680</dc:date>
    <meta:editing-duration>PT8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" meta:character-count="88" meta:non-whitespace-character-count="82"/>
  </office:meta>
</office:document-meta>
</file>